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7.5cm" style:rel-column-width="32767*"/>
    </style:style>
    <style:style style:name="Tabla1.B" style:family="table-column">
      <style:table-column-properties style:column-width="7.5cm" style:rel-column-width="32768*"/>
    </style:style>
    <style:style style:name="Tabla1.1" style:family="table-row">
      <style:table-row-properties fo:background-color="#008080">
        <style:background-image/>
      </style:table-row-properties>
    </style:style>
    <style:style style:name="Tab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 fo:background-color="transparent" style:writing-mode="lr-tb">
        <style:background-image/>
      </style:table-properties>
    </style:style>
    <style:style style:name="Tabla2.A" style:family="table-column">
      <style:table-column-properties style:column-width="7.5cm" style:rel-column-width="32767*"/>
    </style:style>
    <style:style style:name="Tabla2.B" style:family="table-column">
      <style:table-column-properties style:column-width="7.5cm" style:rel-column-width="32768*"/>
    </style:style>
    <style:style style:name="Tabla2.1" style:family="table-row">
      <style:table-row-properties fo:background-color="#008080">
        <style:background-image/>
      </style:table-row-properties>
    </style:style>
    <style:style style:name="Tabla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3" style:family="table-row">
      <style:table-row-properties style:min-row-height="0.72cm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5.106cm" style:rel-column-width="2895*"/>
    </style:style>
    <style:style style:name="Tabla3.B" style:family="table-column">
      <style:table-column-properties style:column-width="9.894cm" style:rel-column-width="5609*"/>
    </style:style>
    <style:style style:name="Tabla3.1" style:family="table-row">
      <style:table-row-properties fo:background-color="#008080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13" style:family="table-row">
      <style:table-row-properties style:min-row-height="0.72cm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33df5b" officeooo:paragraph-rsid="0033df5b"/>
    </style:style>
    <style:style style:name="P2" style:family="paragraph" style:parent-style-name="Standard">
      <style:paragraph-properties fo:text-align="start" style:justify-single-word="false"/>
      <style:text-properties officeooo:rsid="0034e70d" officeooo:paragraph-rsid="0034e70d"/>
    </style:style>
    <style:style style:name="P3" style:family="paragraph" style:parent-style-name="Standard">
      <style:paragraph-properties fo:text-align="start" style:justify-single-word="false"/>
      <style:text-properties officeooo:rsid="0034e70d" officeooo:paragraph-rsid="003854ba"/>
    </style:style>
    <style:style style:name="P4" style:family="paragraph" style:parent-style-name="Standard">
      <style:paragraph-properties fo:text-align="center" style:justify-single-word="false"/>
      <style:text-properties officeooo:rsid="0034e70d" officeooo:paragraph-rsid="0034e70d"/>
    </style:style>
    <style:style style:name="P5" style:family="paragraph" style:parent-style-name="Standard">
      <style:paragraph-properties fo:text-align="start" style:justify-single-word="false"/>
      <style:text-properties officeooo:rsid="003854ba" officeooo:paragraph-rsid="003854ba"/>
    </style:style>
    <style:style style:name="P6" style:family="paragraph" style:parent-style-name="Table_20_Contents">
      <style:paragraph-properties fo:text-align="center" style:justify-single-word="false"/>
      <style:text-properties officeooo:rsid="0034e70d" officeooo:paragraph-rsid="0034e70d"/>
    </style:style>
    <style:style style:name="P7" style:family="paragraph" style:parent-style-name="Table_20_Contents">
      <style:paragraph-properties fo:text-align="center" style:justify-single-word="false"/>
      <style:text-properties officeooo:rsid="0034e70d" officeooo:paragraph-rsid="003854ba"/>
    </style:style>
    <style:style style:name="P8" style:family="paragraph" style:parent-style-name="Table_20_Contents">
      <style:paragraph-properties fo:text-align="center" style:justify-single-word="false"/>
      <style:text-properties fo:color="#fffff0" loext:opacity="100%" fo:font-weight="bold" officeooo:rsid="0034e70d" officeooo:paragraph-rsid="0034e70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0" loext:opacity="100%" fo:font-weight="bold" officeooo:rsid="0034e70d" officeooo:paragraph-rsid="003854b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35e84e" officeooo:paragraph-rsid="0035e84e"/>
    </style:style>
    <style:style style:name="P11" style:family="paragraph" style:parent-style-name="Table_20_Contents">
      <style:paragraph-properties fo:text-align="center" style:justify-single-word="false"/>
      <style:text-properties officeooo:rsid="0035e84e" officeooo:paragraph-rsid="0037c6d1"/>
    </style:style>
    <style:style style:name="P12" style:family="paragraph" style:parent-style-name="Table_20_Contents">
      <style:paragraph-properties fo:text-align="center" style:justify-single-word="false"/>
      <style:text-properties officeooo:rsid="0035e84e" officeooo:paragraph-rsid="003854ba"/>
    </style:style>
    <style:style style:name="P13" style:family="paragraph" style:parent-style-name="Table_20_Contents">
      <style:paragraph-properties fo:text-align="center" style:justify-single-word="false"/>
      <style:text-properties officeooo:rsid="0037c6d1" officeooo:paragraph-rsid="0037c6d1"/>
    </style:style>
    <style:style style:name="P14" style:family="paragraph" style:parent-style-name="Table_20_Contents">
      <style:paragraph-properties fo:text-align="center" style:justify-single-word="false"/>
      <style:text-properties officeooo:rsid="0037c6d1" officeooo:paragraph-rsid="0039c0c6"/>
    </style:style>
    <style:style style:name="P15" style:family="paragraph" style:parent-style-name="Table_20_Contents">
      <style:paragraph-properties fo:text-align="center" style:justify-single-word="false"/>
      <style:text-properties officeooo:rsid="003854ba" officeooo:paragraph-rsid="003854ba"/>
    </style:style>
    <style:style style:name="P16" style:family="paragraph" style:parent-style-name="Table_20_Contents">
      <style:paragraph-properties fo:text-align="center" style:justify-single-word="false"/>
      <style:text-properties officeooo:rsid="003854ba" officeooo:paragraph-rsid="00396ea4"/>
    </style:style>
    <style:style style:name="P17" style:family="paragraph" style:parent-style-name="Table_20_Contents">
      <style:paragraph-properties fo:text-align="center" style:justify-single-word="false"/>
      <style:text-properties officeooo:rsid="00396ea4" officeooo:paragraph-rsid="00396ea4"/>
    </style:style>
    <style:style style:name="P18" style:family="paragraph" style:parent-style-name="Table_20_Contents">
      <style:paragraph-properties fo:text-align="center" style:justify-single-word="false"/>
      <style:text-properties officeooo:rsid="0039c0c6" officeooo:paragraph-rsid="0039c0c6"/>
    </style:style>
    <style:style style:name="P19" style:family="paragraph" style:parent-style-name="Text_20_body">
      <style:text-properties fo:font-style="italic" style:font-style-asian="italic" style:font-style-complex="italic"/>
    </style:style>
    <style:style style:name="P20" style:family="paragraph" style:parent-style-name="Text_20_body">
      <style:paragraph-properties fo:text-align="start" style:justify-single-word="false"/>
      <style:text-properties fo:font-style="italic" officeooo:rsid="0033df5b" officeooo:paragraph-rsid="0033df5b" style:font-style-asian="italic" style:font-style-complex="italic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>
      <style:text-properties officeooo:paragraph-rsid="003854ba"/>
    </style:style>
    <style:style style:name="P23" style:family="paragraph" style:parent-style-name="Standard">
      <style:text-properties officeooo:rsid="003d8ce8" officeooo:paragraph-rsid="003d8ce8"/>
    </style:style>
    <style:style style:name="P24" style:family="paragraph" style:parent-style-name="Standard">
      <style:text-properties officeooo:paragraph-rsid="003d8ce8"/>
    </style:style>
    <style:style style:name="P25" style:family="paragraph" style:parent-style-name="Table_20_Contents">
      <style:paragraph-properties fo:text-align="center" style:justify-single-word="false"/>
      <style:text-properties fo:color="#fffff0" loext:opacity="100%" fo:font-weight="bold" officeooo:rsid="00396ea4" officeooo:paragraph-rsid="003854ba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0" loext:opacity="100%" fo:font-weight="bold" officeooo:rsid="00396ea4" officeooo:paragraph-rsid="003d8ce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0" loext:opacity="100%" fo:font-weight="bold" officeooo:rsid="0034e70d" officeooo:paragraph-rsid="003d8ce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34e70d" officeooo:paragraph-rsid="003d8ce8"/>
    </style:style>
    <style:style style:name="P29" style:family="paragraph" style:parent-style-name="Table_20_Contents">
      <style:paragraph-properties fo:text-align="center" style:justify-single-word="false"/>
      <style:text-properties officeooo:rsid="00396ea4" officeooo:paragraph-rsid="003d8ce8"/>
    </style:style>
    <style:style style:name="P30" style:family="paragraph" style:parent-style-name="Table_20_Contents">
      <style:paragraph-properties fo:text-align="start" style:justify-single-word="false"/>
      <style:text-properties officeooo:rsid="00396ea4" officeooo:paragraph-rsid="003d8ce8"/>
    </style:style>
    <style:style style:name="P31" style:family="paragraph" style:parent-style-name="Table_20_Contents">
      <style:paragraph-properties fo:text-align="center" style:justify-single-word="false"/>
      <style:text-properties officeooo:rsid="0039c0c6" officeooo:paragraph-rsid="003d8ce8"/>
    </style:style>
    <style:style style:name="P32" style:family="paragraph" style:parent-style-name="Table_20_Contents">
      <style:paragraph-properties fo:text-align="start" style:justify-single-word="false"/>
      <style:text-properties officeooo:rsid="0039c0c6" officeooo:paragraph-rsid="003d8ce8"/>
    </style:style>
    <style:style style:name="P33" style:family="paragraph" style:parent-style-name="Table_20_Contents">
      <style:paragraph-properties fo:text-align="center" style:justify-single-word="false"/>
      <style:text-properties officeooo:rsid="0035e84e" officeooo:paragraph-rsid="003d8ce8"/>
    </style:style>
    <style:style style:name="P34" style:family="paragraph" style:parent-style-name="Table_20_Contents">
      <style:paragraph-properties fo:text-align="start" style:justify-single-word="false"/>
      <style:text-properties officeooo:rsid="003d8ce8" officeooo:paragraph-rsid="003d8ce8"/>
    </style:style>
    <style:style style:name="P35" style:family="paragraph" style:parent-style-name="Table_20_Contents">
      <style:paragraph-properties fo:text-align="start" style:justify-single-word="false"/>
      <style:text-properties officeooo:rsid="003f5634" officeooo:paragraph-rsid="003f5634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323ece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39c0c6"/>
    </style:style>
    <style:style style:name="T6" style:family="text">
      <style:text-properties officeooo:rsid="003f5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Tarea ED0</text:span><text:span text:style-name="T2">5</text:span></text:p>
      <text:p text:style-name="P1">El primer paso es localizar los sustantivos en la descripcion del problema. Los subrrayamos a continuación.</text:p>
      <text:p text:style-name="P1"/>
      <text:p text:style-name="P20">Los <text:span text:style-name="T3">usuarios</text:span> del <text:span text:style-name="T3">sistema</text:span> navegan por la <text:span text:style-name="T3">web</text:span> para ver los <text:span text:style-name="T3">artículos</text:span>, <text:span text:style-name="T3">zapatos</text:span>, <text:span text:style-name="T3">bolsos</text:span> y <text:span text:style-name="T3">complementos</text:span> que se venden en la <text:span text:style-name="T3">tienda</text:span>. De los artículos nos interesa su <text:span text:style-name="T4">nombre</text:span>, <text:span text:style-name="T4">descripción</text:span>, <text:span text:style-name="T4">material</text:span>, <text:span text:style-name="T4">color</text:span>, <text:span text:style-name="T4">precio</text:span> y <text:span text:style-name="T4">stock</text:span>. De los zapatos nos interesa su <text:span text:style-name="T3">número y el tipo</text:span>. De los bolsos nos interesa su tipo (<text:span text:style-name="T3">bandolera, mochila, fiesta</text:span>). De los complementos (<text:span text:style-name="T3">cinturones y guantes</text:span>) su <text:span text:style-name="T3">talla</text:span>.</text:p>
      <text:p text:style-name="P19"/>
      <text:p text:style-name="P19">Los artículos se organizan por <text:span text:style-name="T3">campañas</text:span> para cada <text:span text:style-name="T3">temporada</text:span> (<text:span text:style-name="T3">primavera</text:span>/<text:span text:style-name="T3">verano</text:span> y <text:span text:style-name="T3">otoño</text:span>/<text:span text:style-name="T3">invierno</text:span>) de cada <text:span text:style-name="T3">año</text:span>.</text:p>
      <text:p text:style-name="P19"/>
      <text:p text:style-name="P19">Los artículos son de fabricación propia, pero, opcionalmente, pueden venderse artículos de otras <text:span text:style-name="T3">firmas</text:span>. De las firmas nos interesa saber su <text:span text:style-name="T3">nombre</text:span>, <text:span text:style-name="T3">CIF</text:span> y <text:span text:style-name="T3">domicilio fiscal</text:span>. La venta de artículos de firma se realiza a través de proveedores, de forma que un <text:span text:style-name="T3">proveedor</text:span> puede llevar varios artículos de diferentes firmas, y una firma puede ser suministrada por más de un proveedor. Los artículos pertenecen a una firma solamente. De los proveedores debemos conocer su <text:span text:style-name="T3">nombre, CIF, y domicilio fiscal</text:span>.</text:p>
      <text:p text:style-name="P19"/>
      <text:p text:style-name="P19">Los <text:span text:style-name="T3">usuarios</text:span> pueden registrarse en el sitio web para hacerse <text:span text:style-name="T3">socios</text:span>. Cuando un usuario se hace socio debe proporcionar los siguiente datos: <text:span text:style-name="T3">nombre completo, correo electrónico y dirección</text:span>.</text:p>
      <text:p text:style-name="P19"/>
      <text:p text:style-name="P19">Los socios pueden hacer pedidos de los artículos. Un <text:span text:style-name="T3">pedido</text:span> está formado por un conjunto de <text:span text:style-name="T3">detalles</text:span> de pedido que son <text:span text:style-name="T3">parejas</text:span> formadas por artículo y la <text:span text:style-name="T3">cantidad</text:span>. De los pedidos interesa saber la <text:span text:style-name="T3">fecha</text:span> en la que se realizó y cuanto debe pagar el socio en <text:span text:style-name="T3">total</text:span>. El <text:span text:style-name="T3">pago</text:span> se hace a través <text:span text:style-name="T3">tarjeta bancaria</text:span>, cuando se va a pagar una <text:span text:style-name="T3">entidad bancaria</text:span> comprueba la validez de la tarjeta. De la <text:span text:style-name="T3">tarjeta</text:span> interesa conocer el <text:span text:style-name="T3">número</text:span>.</text:p>
      <text:p text:style-name="P19"/>
      <text:p text:style-name="P19">Las campañas son gestionadas por el <text:span text:style-name="T3">administrativo</text:span> de la tienda que se encargará de dar de baja la campaña anterior y dar de alta la nueva siempre que no haya ningún pedido pendiente de cumplimentar.</text:p>
      <text:p text:style-name="P19"/>
      <text:p text:style-name="P19">Existe un <text:span text:style-name="T3">empleado de almacén</text:span> que revisa los pedidos a diario y los cumplimenta. Esto consiste en recopilar los artículos que aparecen en el pedido y empaquetarlos. Cuando el <text:span text:style-name="T3">paquete</text:span> está listo se pasa al <text:span text:style-name="T3">almacén</text:span> a la espera de ser repartido. Del reparto se encarga una <text:span text:style-name="T3">empresa de transportes</text:span> que tiene varias <text:span text:style-name="T3">rutas</text:span> preestablecidas. Según el <text:span text:style-name="T3">destino</text:span> del paquete (la dirección del socio) se asigna a una u otra ruta. De la empresa de transportes se debe conocer su <text:soft-page-break/><text:span text:style-name="T3">nombre, CIF y domicilio fiscal</text:span>. Las rutas tienen un <text:span text:style-name="T3">área de influencia</text:span> que determina los destinos, y unos <text:span text:style-name="T3">días de reparto asignados</text:span>. Se debe conocer la <text:span text:style-name="T3">fecha</text:span> en la que se reparte el pedido. Si se produce alguna <text:span text:style-name="T3">incidencia</text:span> durante el reparto de algún pedido se almacena la fecha en la que se ha producido y una <text:span text:style-name="T3">descripción</text:span>.</text:p>
      <text:p text:style-name="P19"/>
      <text:p text:style-name="P19">Los socios pueden visualizar sus pedidos y cancelarlos siempre y cuando no hayan sido cumplimentados por el empleado de almacén. Así mismo puede modificar sus datos personales.</text:p>
      <text:p text:style-name="P19">Acrónimo: Código de Identificación Fiscal</text:p>
      <text:p text:style-name="P2">A continuación creamos la tabla de elección de sustantivos como objetos o clases del sistema según los criterios aplicables.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Clase/Objeto potencial</text:p>
          </table:table-cell>
          <table:table-cell table:style-name="Tabla1.B1" office:value-type="string">
            <text:p text:style-name="P8">Criterios aplicables</text:p>
          </table:table-cell>
        </table:table-row>
        <table:table-row table:style-name="TableLine94671250543104">
          <table:table-cell table:style-name="Tabla1.A24" office:value-type="string">
            <text:p text:style-name="P6">Usuario</text:p>
          </table:table-cell>
          <table:table-cell table:style-name="Tabla1.B24" office:value-type="string">
            <text:p text:style-name="P13">Rechazado</text:p>
          </table:table-cell>
        </table:table-row>
        <table:table-row table:style-name="TableLine94671250617088">
          <table:table-cell table:style-name="Tabla1.A24" office:value-type="string">
            <text:p text:style-name="P6">Sistema</text:p>
          </table:table-cell>
          <table:table-cell table:style-name="Tabla1.B24" office:value-type="string">
            <text:p text:style-name="P11">Rechazado</text:p>
          </table:table-cell>
        </table:table-row>
        <table:table-row table:style-name="TableLine94671250617632">
          <table:table-cell table:style-name="Tabla1.A24" office:value-type="string">
            <text:p text:style-name="P6">Web</text:p>
          </table:table-cell>
          <table:table-cell table:style-name="Tabla1.B24" office:value-type="string">
            <text:p text:style-name="P10">Rechazado</text:p>
          </table:table-cell>
        </table:table-row>
        <table:table-row table:style-name="TableLine94671250618288">
          <table:table-cell table:style-name="Tabla1.A24" office:value-type="string">
            <text:p text:style-name="P6">Articulos</text:p>
          </table:table-cell>
          <table:table-cell table:style-name="Tabla1.B24" office:value-type="string">
            <text:p text:style-name="P10">1,2,3</text:p>
          </table:table-cell>
        </table:table-row>
        <table:table-row table:style-name="TableLine94671250619104">
          <table:table-cell table:style-name="Tabla1.A24" office:value-type="string">
            <text:p text:style-name="P6">Zapatos</text:p>
          </table:table-cell>
          <table:table-cell table:style-name="Tabla1.B24" office:value-type="string">
            <text:p text:style-name="P10">1,2,3</text:p>
          </table:table-cell>
        </table:table-row>
        <table:table-row table:style-name="TableLine94671250619872">
          <table:table-cell table:style-name="Tabla1.A24" office:value-type="string">
            <text:p text:style-name="P6">Bolsos</text:p>
          </table:table-cell>
          <table:table-cell table:style-name="Tabla1.B24" office:value-type="string">
            <text:p text:style-name="P10">1,2,3</text:p>
          </table:table-cell>
        </table:table-row>
        <table:table-row table:style-name="TableLine94671250620688">
          <table:table-cell table:style-name="Tabla1.A24" office:value-type="string">
            <text:p text:style-name="P6">Complementos</text:p>
          </table:table-cell>
          <table:table-cell table:style-name="Tabla1.B24" office:value-type="string">
            <text:p text:style-name="P10">1,2,3</text:p>
          </table:table-cell>
        </table:table-row>
        <table:table-row table:style-name="TableLine94671250621504">
          <table:table-cell table:style-name="Tabla1.A24" office:value-type="string">
            <text:p text:style-name="P6">Campaña</text:p>
          </table:table-cell>
          <table:table-cell table:style-name="Tabla1.B24" office:value-type="string">
            <text:p text:style-name="P13">1,2,3</text:p>
          </table:table-cell>
        </table:table-row>
        <table:table-row table:style-name="TableLine94671250622512">
          <table:table-cell table:style-name="Tabla1.A24" office:value-type="string">
            <text:p text:style-name="P6">Firmas</text:p>
          </table:table-cell>
          <table:table-cell table:style-name="Tabla1.B24" office:value-type="string">
            <text:p text:style-name="P17">1,2,3</text:p>
          </table:table-cell>
        </table:table-row>
        <table:table-row table:style-name="TableLine94671250623328">
          <table:table-cell table:style-name="Tabla1.A24" office:value-type="string">
            <text:p text:style-name="P6">Proveedor</text:p>
          </table:table-cell>
          <table:table-cell table:style-name="Tabla1.B24" office:value-type="string">
            <text:p text:style-name="P11">1,2,3,4</text:p>
          </table:table-cell>
        </table:table-row>
        <table:table-row table:style-name="TableLine94671250624144">
          <table:table-cell table:style-name="Tabla1.A24" office:value-type="string">
            <text:p text:style-name="P6">Socio</text:p>
          </table:table-cell>
          <table:table-cell table:style-name="Tabla1.B24" office:value-type="string">
            <text:p text:style-name="P11">1,2,3,4</text:p>
          </table:table-cell>
        </table:table-row>
        <table:table-row table:style-name="TableLine94671250624992">
          <table:table-cell table:style-name="Tabla1.A24" office:value-type="string">
            <text:p text:style-name="P6">Pedido </text:p>
          </table:table-cell>
          <table:table-cell table:style-name="Tabla1.B24" office:value-type="string">
            <text:p text:style-name="P13">1,2,3</text:p>
          </table:table-cell>
        </table:table-row>
        <table:table-row table:style-name="TableLine94671250625840">
          <table:table-cell table:style-name="Tabla1.A24" office:value-type="string">
            <text:p text:style-name="P6">Pago</text:p>
          </table:table-cell>
          <table:table-cell table:style-name="Tabla1.B24" office:value-type="string">
            <text:p text:style-name="P13">1,2,3</text:p>
          </table:table-cell>
        </table:table-row>
        <table:table-row table:style-name="TableLine94671250626688">
          <table:table-cell table:style-name="Tabla1.A24" office:value-type="string">
            <text:p text:style-name="P6">Tarjeta bancaria</text:p>
          </table:table-cell>
          <table:table-cell table:style-name="Tabla1.B24" office:value-type="string">
            <text:p text:style-name="P14">1,2,3,4</text:p>
          </table:table-cell>
        </table:table-row>
        <table:table-row table:style-name="TableLine94671250627536">
          <table:table-cell table:style-name="Tabla1.A24" office:value-type="string">
            <text:p text:style-name="P6">Entidad bancaria</text:p>
          </table:table-cell>
          <table:table-cell table:style-name="Tabla1.B24" office:value-type="string">
            <text:p text:style-name="P18">Rechazado</text:p>
          </table:table-cell>
        </table:table-row>
        <table:table-row table:style-name="TableLine94671250628384">
          <table:table-cell table:style-name="Tabla1.A24" office:value-type="string">
            <text:p text:style-name="P6">Administrativo</text:p>
          </table:table-cell>
          <table:table-cell table:style-name="Tabla1.B24" office:value-type="string">
            <text:p text:style-name="P16">Rechazado<text:soft-page-break/></text:p>
          </table:table-cell>
        </table:table-row>
        <table:table-row table:style-name="TableLine94671250629232">
          <table:table-cell table:style-name="Tabla1.A24" office:value-type="string">
            <text:p text:style-name="P6">Empleado almacen</text:p>
          </table:table-cell>
          <table:table-cell table:style-name="Tabla1.B24" office:value-type="string">
            <text:p text:style-name="P16">Rechazado</text:p>
          </table:table-cell>
        </table:table-row>
        <table:table-row table:style-name="TableLine94671250630080">
          <table:table-cell table:style-name="Tabla1.A24" office:value-type="string">
            <text:p text:style-name="P6">Paquete</text:p>
          </table:table-cell>
          <table:table-cell table:style-name="Tabla1.B24" office:value-type="string">
            <text:p text:style-name="P15">1,2,3</text:p>
          </table:table-cell>
        </table:table-row>
        <table:table-row table:style-name="TableLine94671250630928">
          <table:table-cell table:style-name="Tabla1.A24" office:value-type="string">
            <text:p text:style-name="P6">Almacén</text:p>
          </table:table-cell>
          <table:table-cell table:style-name="Tabla1.B24" office:value-type="string">
            <text:p text:style-name="P15">Rechazado</text:p>
          </table:table-cell>
        </table:table-row>
        <table:table-row table:style-name="TableLine94671250631776">
          <table:table-cell table:style-name="Tabla1.A24" office:value-type="string">
            <text:p text:style-name="P6">Empresa de transportes</text:p>
          </table:table-cell>
          <table:table-cell table:style-name="Tabla1.B24" office:value-type="string">
            <text:p text:style-name="P15">1,2,3,4</text:p>
          </table:table-cell>
        </table:table-row>
        <table:table-row table:style-name="TableLine94671250632624">
          <table:table-cell table:style-name="Tabla1.A24" office:value-type="string">
            <text:p text:style-name="P10">Ruta</text:p>
          </table:table-cell>
          <table:table-cell table:style-name="Tabla1.B24" office:value-type="string">
            <text:p text:style-name="P18">2,3,4</text:p>
          </table:table-cell>
        </table:table-row>
        <table:table-row table:style-name="TableLine94671250633472">
          <table:table-cell table:style-name="Tabla1.A24" office:value-type="string">
            <text:p text:style-name="P10">Destino</text:p>
          </table:table-cell>
          <table:table-cell table:style-name="Tabla1.B24" office:value-type="string">
            <text:p text:style-name="P15">Rechazado</text:p>
          </table:table-cell>
        </table:table-row>
        <table:table-row table:style-name="TableLine94671250634320">
          <table:table-cell table:style-name="Tabla1.A24" office:value-type="string">
            <text:p text:style-name="P10">Incidencia</text:p>
          </table:table-cell>
          <table:table-cell table:style-name="Tabla1.B24" office:value-type="string">
            <text:p text:style-name="P15">1,2,3</text:p>
          </table:table-cell>
        </table:table-row>
      </table:table>
      <text:p text:style-name="P4"/>
      <text:p text:style-name="P2"/>
      <text:p text:style-name="P5">A continuación creamos la tabla de relación de las clases con sus atributos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Clase/Objeto potencial</text:p>
          </table:table-cell>
          <table:table-cell table:style-name="Tabla2.B1" office:value-type="string">
            <text:p text:style-name="P25">Atributos</text:p>
          </table:table-cell>
        </table:table-row>
        <table:table-row table:style-name="TableLine94671250662656">
          <table:table-cell table:style-name="Tabla2.A10" office:value-type="string">
            <text:p text:style-name="P7">Articulos</text:p>
          </table:table-cell>
          <table:table-cell table:style-name="Tabla2.B10" office:value-type="string">
            <text:p text:style-name="P17">Nombre, Descripcion, Material, Color, Precio, Stock</text:p>
          </table:table-cell>
        </table:table-row>
        <table:table-row table:style-name="TableLine94671250664112">
          <table:table-cell table:style-name="Tabla2.A10" office:value-type="string">
            <text:p text:style-name="P7">Zapatos</text:p>
          </table:table-cell>
          <table:table-cell table:style-name="Tabla2.B10" office:value-type="string">
            <text:p text:style-name="P17">Numero, Tipo</text:p>
          </table:table-cell>
        </table:table-row>
        <table:table-row table:style-name="TableLine94671250664768">
          <table:table-cell table:style-name="Tabla2.A10" office:value-type="string">
            <text:p text:style-name="P7">Bolsos</text:p>
          </table:table-cell>
          <table:table-cell table:style-name="Tabla2.B10" office:value-type="string">
            <text:p text:style-name="P17">Tipo</text:p>
          </table:table-cell>
        </table:table-row>
        <table:table-row table:style-name="TableLine94671250665424">
          <table:table-cell table:style-name="Tabla2.A10" office:value-type="string">
            <text:p text:style-name="P7">Complementos</text:p>
          </table:table-cell>
          <table:table-cell table:style-name="Tabla2.B10" office:value-type="string">
            <text:p text:style-name="P17">Tipo, Talla</text:p>
          </table:table-cell>
        </table:table-row>
        <table:table-row table:style-name="TableLine94671250666240">
          <table:table-cell table:style-name="Tabla2.A6" office:value-type="string">
            <text:p text:style-name="P7">Campaña</text:p>
          </table:table-cell>
          <table:table-cell table:style-name="Tabla2.B6" office:value-type="string">
            <text:p text:style-name="P17">Temporada, Año</text:p>
          </table:table-cell>
        </table:table-row>
        <table:table-row table:style-name="TableLine94671250668000">
          <table:table-cell table:style-name="Tabla2.A10" office:value-type="string">
            <text:p text:style-name="P7">Proveedor</text:p>
          </table:table-cell>
          <table:table-cell table:style-name="Tabla2.B10" office:value-type="string">
            <text:p text:style-name="P17">Nombre, CIF, Domicilio Fiscal</text:p>
          </table:table-cell>
        </table:table-row>
        <table:table-row table:style-name="TableLine94671250668816">
          <table:table-cell table:style-name="Tabla2.A10" office:value-type="string">
            <text:p text:style-name="P17">Firma</text:p>
          </table:table-cell>
          <table:table-cell table:style-name="Tabla2.B10" office:value-type="string">
            <text:p text:style-name="P17">Nombre, CIF, Domicilio Fiscal</text:p>
          </table:table-cell>
        </table:table-row>
        <table:table-row table:style-name="TableLine94671250669632">
          <table:table-cell table:style-name="Tabla2.A10" office:value-type="string">
            <text:p text:style-name="P7">Socio</text:p>
          </table:table-cell>
          <table:table-cell table:style-name="Tabla2.B10" office:value-type="string">
            <text:p text:style-name="P17">Nombre, CorreoElectronico, Dirección</text:p>
          </table:table-cell>
        </table:table-row>
        <table:table-row table:style-name="TableLine94671250670640">
          <table:table-cell table:style-name="Tabla2.A10" office:value-type="string">
            <text:p text:style-name="P7">Pedido </text:p>
          </table:table-cell>
          <table:table-cell table:style-name="Tabla2.B10" office:value-type="string">
            <text:p text:style-name="P17">Articulo, Cantidad, Fecha, PrecioTotal, <text:span text:style-name="T5">fechaReparto</text:span></text:p>
          </table:table-cell>
        </table:table-row>
        <table:table-row table:style-name="TableLine94671250671456">
          <table:table-cell table:style-name="Tabla2.A11" office:value-type="string">
            <text:p text:style-name="P7">Pago</text:p>
          </table:table-cell>
          <table:table-cell table:style-name="Tabla2.B11" office:value-type="string">
            <text:p text:style-name="P17">PrecioTotal, NumeroTarjeta, </text:p>
          </table:table-cell>
        </table:table-row>
        <table:table-row table:style-name="TableLine94671250673328">
          <table:table-cell table:style-name="Tabla2.A12" office:value-type="string">
            <text:p text:style-name="P18">Tarjeta Bancaria</text:p>
          </table:table-cell>
          <table:table-cell table:style-name="Tabla2.B12" office:value-type="string">
            <text:p text:style-name="P17">Numero Tarjeta, <text:span text:style-name="T5">Valida</text:span></text:p>
          </table:table-cell>
        </table:table-row>
        <table:table-row table:style-name="Tabla2.13">
          <table:table-cell table:style-name="Tabla2.A13" office:value-type="string">
            <text:p text:style-name="P7">Paquete</text:p>
          </table:table-cell>
          <table:table-cell table:style-name="Tabla2.B13" office:value-type="string">
            <text:p text:style-name="P18">Destino, Ruta<text:soft-page-break/></text:p>
          </table:table-cell>
        </table:table-row>
        <table:table-row table:style-name="TableLine94671250677312">
          <table:table-cell table:style-name="Tabla2.A15" office:value-type="string">
            <text:p text:style-name="P7">Empresa de transportes</text:p>
          </table:table-cell>
          <table:table-cell table:style-name="Tabla2.B15" office:value-type="string">
            <text:p text:style-name="P18">Nombre, CIF, DomicilioFiscal, Ruta,</text:p>
          </table:table-cell>
        </table:table-row>
        <table:table-row table:style-name="TableLine94671250679376">
          <table:table-cell table:style-name="Tabla2.A15" office:value-type="string">
            <text:p text:style-name="P18">Ruta</text:p>
          </table:table-cell>
          <table:table-cell table:style-name="Tabla2.B15" office:value-type="string">
            <text:p text:style-name="P18">AreaInfluencia, FechaReparto</text:p>
          </table:table-cell>
        </table:table-row>
        <table:table-row table:style-name="TableLine94671250680080">
          <table:table-cell table:style-name="Tabla2.A16" office:value-type="string">
            <text:p text:style-name="P12">Incidencia</text:p>
          </table:table-cell>
          <table:table-cell table:style-name="Tabla2.B16" office:value-type="string">
            <text:p text:style-name="P18">Fecha, Descripcion</text:p>
          </table:table-cell>
        </table:table-row>
      </table:table>
      <text:p text:style-name="P22"/>
      <text:p text:style-name="P23">Seguidamente elaboramos la tabla con los metodos</text:p>
      <text:p text:style-name="P2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7">Clase/Objeto potencial</text:p>
          </table:table-cell>
          <table:table-cell table:style-name="Tabla3.B1" office:value-type="string">
            <text:p text:style-name="P26">Atributos</text:p>
          </table:table-cell>
        </table:table-row>
        <table:table-row table:style-name="TableLine94671306566144">
          <table:table-cell table:style-name="Tabla3.A10" office:value-type="string">
            <text:p text:style-name="P28">Articulos</text:p>
          </table:table-cell>
          <table:table-cell table:style-name="Tabla3.B2" office:value-type="string">
            <text:p text:style-name="P30"/>
          </table:table-cell>
        </table:table-row>
        <table:table-row table:style-name="TableLine94671301787392">
          <table:table-cell table:style-name="Tabla3.A10" office:value-type="string">
            <text:p text:style-name="P28">Zapatos</text:p>
          </table:table-cell>
          <table:table-cell table:style-name="Tabla3.B3" office:value-type="string">
            <text:p text:style-name="P30"/>
          </table:table-cell>
        </table:table-row>
        <table:table-row table:style-name="TableLine94671306620768">
          <table:table-cell table:style-name="Tabla3.A10" office:value-type="string">
            <text:p text:style-name="P28">Bolsos</text:p>
          </table:table-cell>
          <table:table-cell table:style-name="Tabla3.B4" office:value-type="string">
            <text:p text:style-name="P30"/>
          </table:table-cell>
        </table:table-row>
        <table:table-row table:style-name="TableLine94671306663584">
          <table:table-cell table:style-name="Tabla3.A10" office:value-type="string">
            <text:p text:style-name="P28">Complementos</text:p>
          </table:table-cell>
          <table:table-cell table:style-name="Tabla3.B5" office:value-type="string">
            <text:p text:style-name="P30"/>
          </table:table-cell>
        </table:table-row>
        <table:table-row table:style-name="TableLine94671306912144">
          <table:table-cell table:style-name="Tabla3.A6" office:value-type="string">
            <text:p text:style-name="P28">Campaña</text:p>
          </table:table-cell>
          <table:table-cell table:style-name="Tabla3.B6" office:value-type="string">
            <text:p text:style-name="P30"/>
          </table:table-cell>
        </table:table-row>
        <table:table-row table:style-name="TableLine94671306911584">
          <table:table-cell table:style-name="Tabla3.A10" office:value-type="string">
            <text:p text:style-name="P28">Proveedor</text:p>
          </table:table-cell>
          <table:table-cell table:style-name="Tabla3.B7" office:value-type="string">
            <text:p text:style-name="P34">suministra(articulo, firma);</text:p>
          </table:table-cell>
        </table:table-row>
        <table:table-row table:style-name="TableLine94671194884240">
          <table:table-cell table:style-name="Tabla3.A10" office:value-type="string">
            <text:p text:style-name="P29">Firma</text:p>
          </table:table-cell>
          <table:table-cell table:style-name="Tabla3.B8" office:value-type="string">
            <text:p text:style-name="P30"/>
          </table:table-cell>
        </table:table-row>
        <table:table-row table:style-name="TableLine94671281486240">
          <table:table-cell table:style-name="Tabla3.A10" office:value-type="string">
            <text:p text:style-name="P28">Socio</text:p>
          </table:table-cell>
          <table:table-cell table:style-name="Tabla3.B9" office:value-type="string">
            <text:p text:style-name="P34">RealizaPago(); visualizarPedido(); cancelarPedido(); realizarPedido();<text:span text:style-name="T6">modificarDatosPersonales();</text:span></text:p>
          </table:table-cell>
        </table:table-row>
        <table:table-row table:style-name="TableLine94671306981456">
          <table:table-cell table:style-name="Tabla3.A10" office:value-type="string">
            <text:p text:style-name="P28">Pedido </text:p>
          </table:table-cell>
          <table:table-cell table:style-name="Tabla3.B10" office:value-type="string">
            <text:p text:style-name="P35">AñadeArticulo(cantidad, articulo); confirmaPedido(pago,fecha);</text:p>
          </table:table-cell>
        </table:table-row>
        <table:table-row table:style-name="TableLine94671194849024">
          <table:table-cell table:style-name="Tabla3.A11" office:value-type="string">
            <text:p text:style-name="P28">Pago</text:p>
          </table:table-cell>
          <table:table-cell table:style-name="Tabla3.B11" office:value-type="string">
            <text:p text:style-name="P30"/>
          </table:table-cell>
        </table:table-row>
        <table:table-row table:style-name="TableLine94671249080272">
          <table:table-cell table:style-name="Tabla3.A12" office:value-type="string">
            <text:p text:style-name="P31">Tarjeta Bancaria</text:p>
          </table:table-cell>
          <table:table-cell table:style-name="Tabla3.B12" office:value-type="string">
            <text:p text:style-name="P35">ValidaTarjeta(numerotarjeta);</text:p>
          </table:table-cell>
        </table:table-row>
        <table:table-row table:style-name="Tabla3.13">
          <table:table-cell table:style-name="Tabla3.A13" office:value-type="string">
            <text:p text:style-name="P28">Paquete</text:p>
          </table:table-cell>
          <table:table-cell table:style-name="Tabla3.B13" office:value-type="string">
            <text:p text:style-name="P32"/>
          </table:table-cell>
        </table:table-row>
        <table:table-row table:style-name="TableLine94671306901040">
          <table:table-cell table:style-name="Tabla3.A15" office:value-type="string">
            <text:p text:style-name="P28">Empresa de transportes</text:p>
          </table:table-cell>
          <table:table-cell table:style-name="Tabla3.B14" office:value-type="string">
            <text:p text:style-name="P35">CreaIncidencia(fecha,descripcion); asignaRuta(destino);</text:p>
          </table:table-cell>
        </table:table-row>
        <table:table-row table:style-name="TableLine94671306707504">
          <table:table-cell table:style-name="Tabla3.A15" office:value-type="string">
            <text:p text:style-name="P31">Ruta</text:p>
          </table:table-cell>
          <table:table-cell table:style-name="Tabla3.B15" office:value-type="string">
            <text:p text:style-name="P32"/>
          </table:table-cell>
        </table:table-row>
        <table:table-row table:style-name="TableLine94671306972656">
          <table:table-cell table:style-name="Tabla3.A16" office:value-type="string">
            <text:p text:style-name="P33">Incidencia</text:p>
          </table:table-cell>
          <table:table-cell table:style-name="Tabla3.B16" office:value-type="string">
            <text:p text:style-name="P32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20</meta:editing-cycles>
    <meta:creation-date>2020-11-03T08:02:00</meta:creation-date>
    <dc:date>2021-03-10T07:20:01.165372963</dc:date>
    <meta:editing-duration>PT4H26M17S</meta:editing-duration>
    <meta:generator>LibreOffice/7.0.4.2$Linux_X86_64 LibreOffice_project/00$Build-2</meta:generator>
    <meta:document-statistic meta:table-count="3" meta:image-count="0" meta:object-count="0" meta:page-count="4" meta:paragraph-count="116" meta:word-count="677" meta:character-count="4543" meta:non-whitespace-character-count="39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